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90000035873D006D514F1AA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7cm" svg:height="17.988cm" draw:z-index="0"><draw:image xlink:href="Pictures/10000000000003290000035873D006D514F1AA0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2:21:09.030000000</meta:creation-date>
    <dc:date>2018-10-06T12:21:24.400000000</dc:date>
    <meta:editing-duration>PT1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3.2.2$Windows_x86 LibreOffice_project/6cd4f1ef626f15116896b1d8e1398b56da0d0ee1</meta:generator>
  </office:meta>
</office:document-meta>
</file>